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113988" officeooo:paragraph-rsid="00113988"/>
    </style:style>
    <style:style style:name="T1" style:family="text">
      <style:text-properties officeooo:rsid="000f0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5/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19T10:08:12.541000000</dc:date>
    <meta:editing-duration>PT18H19M44S</meta:editing-duration>
    <meta:editing-cycles>9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4" meta:non-whitespace-character-count="35"/>
  </office:meta>
</office:document-meta>
</file>